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9">09.04.2017</text:date>, <text:time>18:42:2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9T18:42:23.51</dc:date>
    <meta:editing-duration>P134DT5H26M27S</meta:editing-duration>
    <meta:editing-cycles>331</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 I = \x.x
Function id(x As Variant)
	id = x
End Function

' K = \x y.x
Function fstArg(x As Variant, y As Variant)
	fstArg = x
End Function

' K I = (\b x.b) (\y.y) = \x.\y.y = \x y.y
Function sndArg(x As Variant, y As Variant)
	sndArg = y
End Function

Function swap(fn As Variant, x As Variant, y As Variant)
	swap = apply(fn, y, x)
End Function

' B = \f g x.f (g x)
Function compose(f As Variant, g As Variant, x As Variant)
	compose = apply(f, apply(g, x))
End Function

Function concat(a As String, b As String) As String
	concat = a &amp; b
End Function

Function add(a As Long, b As Long) As Long
	add = a + b
End Function

Function mul(a As Long, b As Long) As Long
	mul = a *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id()
	test_fstArg()
	test_sndArg()
	test_add()
	test_mul()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id()
	assertEqual(arityF("id"), 1).x

	assertEqual(id(Empty), Empty).x
	assertEqual(id(Nothing), Nothing).x
	
	assertEqual(id(0), 0).x
	assertEqual(id(1), 1).x
	assertEqual(id(-2), -2).x
	assertEqual(id("a"), "a").x
	assertEqual(id("b"), "b").x
End Function

Function test_fstArg()
	assertEqual(arityF("fstArg"), 2).x

	assertEqual(fstArg(1, 2), 1).x
	assertEqual(fstArg(2, 1), 2).x
	assertEqual(fstArg("a", "b"), "a").x
	assertEqual(fstArg("b", "a"), "b").x
End Function

Function test_sndArg()
	assertEqual(arityF("sndArg"), 2).x

	assertEqual(sndArg(1, 2), 2).x
	assertEqual(sndArg(2, 1), 1).x
	assertEqual(sndArg("a", "b"), "b").x
	assertEqual(sndArg("b", "a"), "a").x
End Function

Function test_add()
	assertEqual(add( 0,  0),  0).x
	assertEqual(add( 0,  1),  1).x
	assertEqual(add( 1,  1),  2).x
	assertEqual(add( 1,  1),  2).x
	assertEqual(add( 1, -1),  0).x
	assertEqual(add(-1, -1), -2).x
	assertEqual(add( 2,  2),  4).x
	
	assertEqual(add(42, 4711), 		42 + 4711).x
	assertEqual(add(65535, 65535), 	CLng(65535 * 2)).x	' not limited to 16 bit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id",				True, 1), _
			List("fstArg",			True, 2), _
			List("sndArg",			True, 2), _
			List("swap",			True, 3), _
			List("compose",			True, 3), _
			List("add",				True, 2), _
			List("mul",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id":				result = id(			a(0)				)
		Case "fstArg":			result = fstArg(		a(0), a(1)			)
		Case "sndArg":			result = sndArg(		a(0), a(1)			)
		Case "swap":			result = swap(			a(0), a(1), a(2)	)
		Case "compose":			result = compose(		a(0), a(1), a(2)	)
		Case "add":				result = add(			a(0), a(1)			)
		Case "mul":				result = mul(			a(0), a(1)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Dim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ByVal fn As Variant, a0, Optional a1, Optional a2, Optional a3, Optional a4, Optional a5, Optional a6, Optional a7, Optional a8, Optional a9, Optional a10)
	Dim args As Object
	Dim fName As String
	If isString(fn) Then
		fName = fn
		fn = lookupFn(fName)
		If isEmpty(fn) Or isNull(fn) Then
			croak("apply: unknown function " &amp; fName)
		End If
	ElseIf isEmpty(fn) Or isNull(fn) Then
		croak("apply: invalid fn " &amp; toString(fn))
	End If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Id As Variant
	fId = lookupFn("id")
	assertEqual(arity(fId), 1).x
	assertEqual(apply(fId, 0), id(0)).x

	Dim fCar As Variant
	fCar = lookupFn("car")
	assertEqual(isPartialApp(fCar), False).x
	assertEqual(isBuiltinFn(fCar), True).x
	assertEqual(isNil(partialArgs(fCar)), True).x
	assertEqual(arity(fCar), 1).x
	
	assertEqual( apply1(fCar, List(9)), 9 ).x
	assertEqual( apply1(fCar, List("a")), "a" ).x
		
	Dim fEqu As Variant
	fEqu = lookupFn("equ")
	assertEqual(isPartialApp(fEqu), False).x
	assertEqual(isBuiltinFn(fEqu), True).x
	assertEqual(isNil(partialArgs(fEqu)), True).x
	assertEqual(arity(fEqu), 2).x
	assertEqual(apply(fEqu, 1, 2), False).x
	assertEqual(apply(fEqu, 1, 1), True).x
	assertEqual(apply("equ", 1, 2), False).x
	assertEqual(apply("equ", 1, 1), True).x
	
	Dim eq5 As Variant
	eq5 = apply(fEqu, 5)
	assertEqual(isPartialApp(eq5), True).x
	assertEqual(isBuiltinFn(eq5), False).x
	assertEqual(isNil(partialArgs(eq5)), False).x
	assertEqual(arity(eq5), 1).x
	
	Dim eq5_7 As Variant
	eq5_7 = apply1(eq5, 7)
	assertEqual(eq5_7, False).x

	Dim eq5_5 As Variant
	eq5_5 = apply1(eq5, 5)
	assertEqual(eq5_5, True).x

	Dim konst5 As Variant
	konst5 = apply1(lookupFn("fstArg"), 5)
	assertEqual(isPartialApp(konst5), True).x
	assertEqual(isBuiltinFn(konst5), False).x
	assertEqual(arity(konst5), 1).x
	assertEqual(apply1(konst5, 7), 5).x
		
	Dim sndArg5 As Variant
	sndArg5 = apply1(lookupFn("sndArg"), 5)
	assertEqual(isPartialApp(sndArg5), True).x
	assertEqual(isBuiltinFn(sndArg5), False).x
	assertEqual(arity(sndArg5), 1).x
	assertEqual(apply1(sndArg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Add As Variant
	fAdd = lookupFn("add")
	assertEqual(arity(fAdd), 2).x
	assertEqual(apply(fAdd,  0,  0), 	add(0, 0)).x
	assertEqual(apply(fAdd,  0,  1), 	add(0, 1)).x
	assertEqual(apply(fAdd,  7, -5), 	add(7, -5)).x
	' partial application
	fAdd = apply(fAdd, 65535)
	assertEqual(apply(fAdd, 65535), add(65535, 65535)).x

	Dim fMul As Variant
	fMul = lookupFn("mul")
	assertEqual(arity(fMul), 2).x
	assertEqual(apply(fMul,  0,  0), 	mul(0, 0)).x
	assertEqual(apply(fMul,  0,  1), 	mul(0, 1)).x
	assertEqual(apply(fMul,  7, -5), 	mul(7, -5)).x
	' partial application
	fMul = apply(fMul, 65535)
	assertEqual(apply(fMul, 32767), mul(65535, 32767)).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Empty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	pZeroOrOne = mkParser("zeroOrOne", p)
'	Exit Function
	
	Dim swappedCons As Object, singletonList As Object
	Set swappedCons = apply("swap", lookupFn("cons"))
	Set singletonList = apply(swappedCons, nil)
	pZeroOrOne = pChoice( pSeq(Array(p),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Dim fName As String
	If isString(f) Then
		fName = f
		f = lookupFn(fName)
		If isEmpty(f) Then
			croak("pSeq: unknown function " &amp; toString(fName))
		End If
	End If
	' TODO: pSeq: check if f is proper fn
	pSeq = mkParser("seq", Array(ps, f))
End Function

Function pBind(p As Parser, ByVal f As Variant)
	Dim fName As String
	If isString(f) Then
		fName = f
		f = lookupFn(fName)
		If isEmpty(f) Then
			croak("pBind: unknown function " &amp; toString(fName))
		End If
	End If
	' TODO: pBind: check if f is proper fn
	pBind = mkParser("bind", Array(p,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apply("fstArg", 0)), _
			pBind(pStr("1"), apply("fstArg", 1))_
		)
	End If
	pBinDigit = result
End Function

Function pDecDigit()
	Static result As Parser	' an uninitialized instance of Parser at first
	If result.tp = "" Then
		result = pChoice(pBinDigit,	pBind(pStr("2"), apply("fstArg", 2)))
		result = pChoice(result,	pBind(pStr("3"), apply("fstArg", 3)))
		result = pChoice(result,	pBind(pStr("4"), apply("fstArg", 4)))
		result = pChoice(result,	pBind(pStr("5"), apply("fstArg", 5)))
		result = pChoice(result,	pBind(pStr("6"), apply("fstArg", 6)))
		result = pChoice(result,	pBind(pStr("7"), apply("fstArg", 7)))
		result = pChoice(result,	pBind(pStr("8"), apply("fstArg", 8)))
		result = pChoice(result,	pBind(pStr("9"), apply("fstArg", 9)))
	End If
	pDecDigit = result
End Function

Function pHexDigit()
	Static result As Parser	' an uninitialized instance of Parser at first
	If result.tp = "" Then
		result = pChoice(pDecDigit,	pBind(pChoice(pStr("A"), pStr("a")), apply("fstArg", 10)) )
		result = pChoice(result,	pBind(pChoice(pStr("B"), pStr("b")), apply("fstArg", 11)) )
		result = pChoice(result,	pBind(pChoice(pStr("C"), pStr("c")), apply("fstArg", 12)) )
		result = pChoice(result,	pBind(pChoice(pStr("D"), pStr("d")), apply("fstArg", 13)) )
		result = pChoice(result,	pBind(pChoice(pStr("E"), pStr("e")), apply("fstArg", 14)) )
		result = pChoice(result,	pBind(pChoice(pStr("F"), pStr("f")), apply("fstArg", 15)) )
	End If
	pHexDigit = result
End Function

Function pHexNum()
	Static result As Object
	If isNull(result) Then
		'foldl1 compose(plus, mul 16)
		Dim agg As Object
		Set agg = apply("compose", lookupFn("add"), apply("mul", 16))
		Set result = pSeq(Array(pMany1(pHexDigit)), apply("foldl1", agg))
	End If
	pHexNum = result
End Function

Function pHexLit()
	Static result As Parser	' an uninitialized instance of Parser at first
	If result.tp = "" Then
		result = pSeq(Array(pStr("0x"), pHexNum), "sndArg")
	End If
	pHexLit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result = Array(fResult, nxtPos)	' DO NOT reuse result!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Count = assertionCount
	
	Dim failure As String
	failure = toString(parseFailure)
	refute_parses_pass = assertEqual(failure, failure)
	
	test_Parser_fail()
	test_Parser_item()
	test_Parser_return()
	test_Parser_str()
	test_Parser_choice()
	test_Parser_zeroOrOne()
' 0 sec for 254 ~&gt; &gt;254 aPerSec
	test_Parser_white()
	test_Parser_binDigit()
' 0 sec for 303 ~&gt; 303 aPerSec
	test_Parser_decDigit()
' 1 sec for 340 ~&gt; 340 aPerSec
	test_Parser_hexDigit()
' 2 sec for 389 ~&gt; 195 aPerSec
	test_Parser_manyRev()
	test_Parser_many()
' 4 sec for 521 ~&gt; 130 aPerSec
	test_Parser_many1Rev()
	test_Parser_many1()
' 5 sec for 613 ~&gt; 123 aPerSec
	test_Parser_seq()
' 6 sec for 683 ~&gt; 114 aPerSec
	test_Parser_hexNum()
' 8 sec for 762 ~&gt; 95 aPerSec
	test_Parser_hexLit()
' 12 sec for 864 ~&gt; 72 aPerSec
Goto end_of_Parser_tests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